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roman" style:font-pitch="variable"/>
    <style:font-face style:name="TakaoPGothic1" svg:font-family="TakaoPGothic" style:font-family-generic="system" style:font-pitch="variable"/>
    <style:font-face style:name="TakaoPMincho" svg:font-family="TakaoPMincho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  <style:paragraph-properties style:writing-mode="lr-tb"/>
    </style:style>
    <style:style style:name="gr2" style:family="graphic" style:parent-style-name="塗りつぶしなし線なしオブジェクト">
      <style:graphic-properties draw:textarea-horizontal-align="center" draw:textarea-vertical-align="middle" draw:ole-draw-aspect="1"/>
    </style:style>
    <style:style style:name="P1" style:family="paragraph">
      <loext:graphic-properties draw:fill="none" draw:fill-color="#ffffff"/>
      <style:paragraph-properties style:writing-mode="lr-tb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(t)</text:span></text:p>
          </draw:text-box>
        </draw:frame>
        <draw:frame draw:style-name="gr1" draw:text-style-name="P1" draw:layer="layout" svg:width="1cm" svg:height="1.65cm" svg:x="15.2cm" svg:y="4.5cm">
          <draw:text-box>
            <text:p><text:span text:style-name="T1">t</text:span></text:p>
          </draw:text-box>
        </draw:frame>
        <draw:frame draw:style-name="gr2" draw:text-style-name="P2" draw:layer="layout" svg:width="14.592cm" svg:height="8.208cm" svg:x="0.408cm" svg:y="1.19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roman" style:font-pitch="variable"/>
    <style:font-face style:name="TakaoPGothic1" svg:font-family="TakaoPGothic" style:font-family-generic="system" style:font-pitch="variable"/>
    <style:font-face style:name="TakaoPMincho" svg:font-family="TakaoPMincho" style:font-family-generic="roman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黃_ff09_" draw:display-name="塗りつぶし（黃）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tokai </meta:initial-creator>
    <meta:creation-date>2015-03-03T15:40:53</meta:creation-date>
    <dc:date>2023-01-20T14:43:56.877882884</dc:date>
    <meta:editing-duration>PT5M46S</meta:editing-duration>
    <meta:editing-cycles>21</meta:editing-cycles>
    <meta:generator>LibreOffice/7.3.7.2$Linux_X86_64 LibreOffice_project/30$Build-2</meta:generator>
    <meta:document-statistic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2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4" chart:maximum="4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4.593cm" svg:height="8.209cm" xlink:href="." xlink:type="simple" chart:class="chart:scatter" chart:style-name="ch1">
        <chart:plot-area chart:style-name="ch2" chart:data-source-has-labels="both" svg:x="0.291cm" svg:y="0.164cm" svg:width="14.011cm" svg:height="7.881cm">
          <chart:coordinate-region svg:x="0.833cm" svg:y="0.363cm" svg:width="13.375cm" svg:height="7.483cm"/>
          <chart:axis chart:dimension="x" chart:name="primary-x" chart:style-name="ch3" chartooo:axis-type="auto">
            <chart:categories table:cell-range-address="local-table.$A$2:.$A$102"/>
          </chart:axis>
          <chart:axis chart:dimension="y" chart:name="primary-y" chart:style-name="ch4"/>
          <chart:series chart:style-name="ch5" chart:values-cell-range-address="local-table.$C$2:.$C$102" chart:label-cell-address="local-table.$C$1" chart:class="chart:scatter">
            <chart:domain table:cell-range-address="local-table.$B$2:.$B$102"/>
            <chart:data-point chart:repeated="101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系列1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